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나눔고딕" svg:font-family="나눔고딕" style:font-pitch="variable"/>
    <style:font-face style:name="나눔고딕코딩" svg:font-family="나눔고딕코딩" style:font-pitch="variable"/>
    <style:font-face style:name="나눔바른고딕" svg:font-family="나눔바른고딕" style:font-pitch="variable"/>
    <style:font-face style:name="은 돋움" svg:font-family="'은 돋움'" style:font-pitch="variable"/>
    <style:font-face style:name="은 디나루" svg:font-family="'은 디나루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33f3"/>
    </style:style>
    <style:style style:name="P2" style:family="paragraph" style:parent-style-name="Text_20_body">
      <style:text-properties style:font-name="나눔고딕" fo:font-size="14pt" fo:language="en" fo:country="US" fo:font-weight="bold" officeooo:rsid="0007e309" officeooo:paragraph-rsid="0007e309" style:font-name-asian="나눔고딕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나눔고딕" fo:language="en" fo:country="US" fo:font-weight="bold" officeooo:rsid="0019419c" officeooo:paragraph-rsid="000733f3" style:font-name-asian="나눔고딕" style:font-weight-asian="bold" style:font-weight-complex="bold"/>
    </style:style>
    <style:style style:name="P4" style:family="paragraph" style:parent-style-name="Text_20_body">
      <style:text-properties style:font-name="나눔고딕" officeooo:paragraph-rsid="000733f3" style:font-name-asian="나눔고딕"/>
    </style:style>
    <style:style style:name="P5" style:family="paragraph" style:parent-style-name="Text_20_body">
      <style:text-properties style:font-name="나눔고딕" officeooo:rsid="000733f3" officeooo:paragraph-rsid="000733f3" style:font-name-asian="나눔고딕"/>
    </style:style>
    <style:style style:name="P6" style:family="paragraph" style:parent-style-name="Text_20_body">
      <style:text-properties style:font-name="나눔고딕" officeooo:rsid="000917ea" officeooo:paragraph-rsid="000917ea" style:font-name-asian="나눔고딕"/>
    </style:style>
    <style:style style:name="P7" style:family="paragraph" style:parent-style-name="Text_20_body">
      <style:text-properties style:font-name="나눔고딕" officeooo:rsid="000917ea" officeooo:paragraph-rsid="00133c9a" style:font-name-asian="나눔고딕"/>
    </style:style>
    <style:style style:name="P8" style:family="paragraph" style:parent-style-name="Text_20_body">
      <style:text-properties style:font-name="나눔고딕" officeooo:rsid="000917ea" officeooo:paragraph-rsid="00178500" style:font-name-asian="나눔고딕"/>
    </style:style>
    <style:style style:name="P9" style:family="paragraph" style:parent-style-name="Text_20_body">
      <style:text-properties style:font-name="나눔고딕" officeooo:rsid="000aecf7" officeooo:paragraph-rsid="000aecf7" style:font-name-asian="나눔고딕"/>
    </style:style>
    <style:style style:name="P10" style:family="paragraph" style:parent-style-name="Text_20_body">
      <style:text-properties style:font-name="나눔고딕" officeooo:rsid="000aecf7" officeooo:paragraph-rsid="0016d449" style:font-name-asian="나눔고딕"/>
    </style:style>
    <style:style style:name="P11" style:family="paragraph" style:parent-style-name="Text_20_body">
      <style:text-properties style:font-name="나눔고딕" officeooo:rsid="000b23d2" officeooo:paragraph-rsid="000b23d2" style:font-name-asian="나눔고딕"/>
    </style:style>
    <style:style style:name="P12" style:family="paragraph" style:parent-style-name="Text_20_body">
      <style:text-properties style:font-name="나눔고딕" officeooo:rsid="000b23d2" officeooo:paragraph-rsid="00155316" style:font-name-asian="나눔고딕"/>
    </style:style>
    <style:style style:name="P13" style:family="paragraph" style:parent-style-name="Text_20_body">
      <style:text-properties style:font-name="나눔고딕" officeooo:rsid="000fc5db" officeooo:paragraph-rsid="000fc5db" style:font-name-asian="나눔고딕"/>
    </style:style>
    <style:style style:name="P14" style:family="paragraph" style:parent-style-name="Text_20_body">
      <style:text-properties style:font-name="나눔고딕" officeooo:rsid="000a39ab" officeooo:paragraph-rsid="000a39ab" style:font-name-asian="나눔고딕"/>
    </style:style>
    <style:style style:name="P15" style:family="paragraph" style:parent-style-name="Text_20_body">
      <style:text-properties style:font-name="나눔고딕" officeooo:rsid="000cc351" officeooo:paragraph-rsid="000cc351" style:font-name-asian="나눔고딕"/>
    </style:style>
    <style:style style:name="P16" style:family="paragraph" style:parent-style-name="Text_20_body">
      <style:text-properties style:font-name="나눔고딕" officeooo:rsid="000ecdfe" officeooo:paragraph-rsid="00178500" style:font-name-asian="나눔고딕"/>
    </style:style>
    <style:style style:name="P17" style:family="paragraph" style:parent-style-name="Standard">
      <style:text-properties officeooo:rsid="000917ea" officeooo:paragraph-rsid="000917ea"/>
    </style:style>
    <style:style style:name="P18" style:family="paragraph" style:parent-style-name="Standard">
      <style:text-properties officeooo:rsid="000b23d2" officeooo:paragraph-rsid="000b23d2"/>
    </style:style>
    <style:style style:name="P19" style:family="paragraph" style:parent-style-name="Standard">
      <style:text-properties officeooo:rsid="000ba0f5" officeooo:paragraph-rsid="000ba0f5"/>
    </style:style>
    <style:style style:name="P20" style:family="paragraph" style:parent-style-name="Standard">
      <style:text-properties officeooo:rsid="000ecdfe" officeooo:paragraph-rsid="000ecdfe"/>
    </style:style>
    <style:style style:name="P21" style:family="paragraph" style:parent-style-name="Standard">
      <style:text-properties style:font-name="나눔고딕" officeooo:rsid="000917ea" officeooo:paragraph-rsid="001521f9" style:font-name-asian="나눔고딕"/>
    </style:style>
    <style:style style:name="P22" style:family="paragraph" style:parent-style-name="Standard">
      <style:text-properties style:font-name="나눔고딕" officeooo:rsid="000917ea" officeooo:paragraph-rsid="0016d449" style:font-name-asian="나눔고딕"/>
    </style:style>
    <style:style style:name="P23" style:family="paragraph" style:parent-style-name="Standard">
      <style:text-properties style:font-name="나눔고딕" officeooo:rsid="000917ea" officeooo:paragraph-rsid="000917ea" style:font-name-asian="나눔고딕"/>
    </style:style>
    <style:style style:name="P24" style:family="paragraph" style:parent-style-name="Standard">
      <style:text-properties style:font-name="나눔고딕" officeooo:rsid="000917ea" officeooo:paragraph-rsid="00133c9a" style:font-name-asian="나눔고딕"/>
    </style:style>
    <style:style style:name="P25" style:family="paragraph" style:parent-style-name="Standard">
      <style:text-properties style:font-name="나눔고딕" officeooo:rsid="000917ea" officeooo:paragraph-rsid="00178500" style:font-name-asian="나눔고딕"/>
    </style:style>
    <style:style style:name="P26" style:family="paragraph" style:parent-style-name="Standard">
      <style:text-properties style:font-name="나눔고딕" officeooo:rsid="000b23d2" officeooo:paragraph-rsid="0016d449" style:font-name-asian="나눔고딕"/>
    </style:style>
    <style:style style:name="P27" style:family="paragraph" style:parent-style-name="Standard">
      <style:text-properties style:font-name="나눔고딕" officeooo:rsid="000ecdfe" officeooo:paragraph-rsid="0016d449" style:font-name-asian="나눔고딕"/>
    </style:style>
    <style:style style:name="P28" style:family="paragraph" style:parent-style-name="Standard">
      <style:text-properties style:font-name="나눔고딕" officeooo:rsid="000ecdfe" officeooo:paragraph-rsid="00133c9a" style:font-name-asian="나눔고딕"/>
    </style:style>
    <style:style style:name="P29" style:family="paragraph" style:parent-style-name="Standard">
      <style:text-properties style:font-name="나눔고딕" officeooo:rsid="000ecdfe" officeooo:paragraph-rsid="000917ea" style:font-name-asian="나눔고딕"/>
    </style:style>
    <style:style style:name="P30" style:family="paragraph" style:parent-style-name="Standard">
      <style:text-properties style:font-name="나눔고딕" officeooo:rsid="000ecdfe" officeooo:paragraph-rsid="000ecdfe" style:font-name-asian="나눔고딕"/>
    </style:style>
    <style:style style:name="P31" style:family="paragraph" style:parent-style-name="Standard">
      <style:text-properties style:font-name="나눔고딕" officeooo:rsid="000ecdfe" officeooo:paragraph-rsid="00178500" style:font-name-asian="나눔고딕"/>
    </style:style>
    <style:style style:name="P32" style:family="paragraph" style:parent-style-name="Standard">
      <style:text-properties style:font-name="나눔고딕" officeooo:rsid="000ba0f5" officeooo:paragraph-rsid="0016d449" style:font-name-asian="나눔고딕"/>
    </style:style>
    <style:style style:name="P33" style:family="paragraph" style:parent-style-name="Standard">
      <style:text-properties style:font-name="나눔고딕" officeooo:rsid="001984cc" officeooo:paragraph-rsid="000733f3" style:font-name-asian="나눔고딕"/>
    </style:style>
    <style:style style:name="P34" style:family="paragraph" style:parent-style-name="Standard">
      <style:text-properties style:font-name="나눔고딕" officeooo:paragraph-rsid="000e769d" style:font-name-asian="나눔고딕"/>
    </style:style>
    <style:style style:name="P35" style:family="paragraph" style:parent-style-name="Standard">
      <style:text-properties style:font-name="나눔고딕" fo:font-size="15pt" officeooo:rsid="0051126c" officeooo:paragraph-rsid="000733f3" style:font-name-asian="나눔고딕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officeooo:rsid="00144219"/>
    </style:style>
    <style:style style:name="T3" style:family="text">
      <style:text-properties officeooo:rsid="001630b1"/>
    </style:style>
    <style:style style:name="T4" style:family="text">
      <style:text-properties officeooo:rsid="00133c9a"/>
    </style:style>
    <style:style style:name="T5" style:family="text">
      <style:text-properties officeooo:rsid="001521f9"/>
    </style:style>
    <style:style style:name="T6" style:family="text">
      <style:text-properties officeooo:rsid="000917ea"/>
    </style:style>
    <style:style style:name="T7" style:family="text">
      <style:text-properties officeooo:rsid="000e76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ching.</text:p>
      <text:p text:style-name="P3">Topic</text:p>
      <text:p text:style-name="P4"><text:span text:style-name="T1">*</text:span>취소<text:span text:style-name="T1">/</text:span>환불<text:span text:style-name="T1">/</text:span>반품 문의 <text:span text:style-name="T2">(inquiry of cancel/refund/return)</text:span></text:p>
      <text:p text:style-name="P5">단순 취소내역 문의</text:p>
      <text:p text:style-name="P5">재고부족</text:p>
      <text:p text:style-name="P5">제품하자</text:p>
      <text:p text:style-name="P5">단순변심</text:p>
      <text:p text:style-name="P5">단순 환불내역 문의</text:p>
      <text:p text:style-name="P6">수거지연</text:p>
      <text:p text:style-name="P9">미사용 티켓 환불제 문의 및 요청</text:p>
      <text:p text:style-name="P11">단순 수거 일정 문의</text:p>
      <text:p text:style-name="P11">책임보상제 문의 및 요청</text:p>
      <text:p text:style-name="P13">환불지연 문의(PG지연)</text:p>
      <text:p text:style-name="P4"> </text:p>
      <text:p text:style-name="P4"><text:span text:style-name="T1">*</text:span>교환 문의 <text:span text:style-name="T2">(inquiry of exchange)</text:span></text:p>
      <text:p text:style-name="P34"><text:span text:style-name="T7">단순 교환방법 문의</text:span></text:p>
      <text:p text:style-name="P4"> </text:p>
      <text:p text:style-name="P4"><text:span text:style-name="T1">*</text:span>배송문의 <text:span text:style-name="T2">(delivery inquiry) </text:span></text:p>
      <text:p text:style-name="P6">오배송</text:p>
      <text:p text:style-name="P6">단순 배송일정 문의</text:p>
      <text:p text:style-name="P6">배송지 변경</text:p>
      <text:p text:style-name="P6">출고일 문의</text:p>
      <text:p text:style-name="P6">배송지연(출고)</text:p>
      <text:p text:style-name="P14">배송중 파손</text:p>
      <text:p text:style-name="P14">발송정보 확인 및 재발송 요청</text:p>
      <text:p text:style-name="P15">배송지연(택배사)</text:p>
      <text:p text:style-name="P21">사은품/상품누락</text:p>
      <text:p text:style-name="P4"> </text:p>
      <text:p text:style-name="P25">*상품 정보 문의 <text:span text:style-name="T4">(inquiry of product-information) </text:span></text:p>
      <text:p text:style-name="P25">상품 정보 문의</text:p>
      <text:p text:style-name="P8">티켓 사용방법 문의</text:p>
      <text:p text:style-name="P31">할인쿠폰 프로모션 문의</text:p>
      <text:p text:style-name="P31">카드사 프로모션 문의</text:p>
      <text:p text:style-name="P31">이벤트 문의</text:p>
      <text:p text:style-name="P8">업체 연락처 문의</text:p>
      <text:p text:style-name="P4"/>
      <text:p text:style-name="P4"><text:soft-page-break/> </text:p>
      <text:p text:style-name="P4"><text:span text:style-name="T1">*</text:span>회원제도<text:span text:style-name="T1">/</text:span>보상<text:span text:style-name="T1">/</text:span>기타 <text:span text:style-name="T2">(system of member / reward / other) // can’t</text:span></text:p>
      <text:p text:style-name="P10">멤버십 등급산정 문의</text:p>
      <text:p text:style-name="P10"><text:span text:style-name="T6">무응답/상담 불가/제3자 상담</text:span></text:p>
      <text:p text:style-name="P22">앱 오류</text:p>
      <text:p text:style-name="P26">의견 제안/본사 전달 사항</text:p>
      <text:p text:style-name="P27">컨텐츠 오류</text:p>
      <text:p text:style-name="P26">예약 및 변경방법 문의</text:p>
      <text:p text:style-name="P32">품절보상제 문의 및 요청 </text:p>
      <text:p text:style-name="P27">SMS 발송정보 확인 및 재발송 요청</text:p>
      <text:p text:style-name="P27">수기계좌 미수긍(보상적립금)</text:p>
      <text:p text:style-name="P27"/>
      <text:p text:style-name="P23"/>
      <text:p text:style-name="P23"/>
      <text:p text:style-name="P23"/>
      <text:p text:style-name="P23"/>
      <text:p text:style-name="P12">상품누락 // <text:span text:style-name="T5">more discuss (70% delivery again 30% refund) . About 4%</text:span></text:p>
      <text:p text:style-name="P29"/>
      <text:p text:style-name="P16"><text:span text:style-name="T1">*</text:span>구매 결제문의 <text:span text:style-name="T2">(inquiry of purchase and payment)</text:span></text:p>
      <text:p text:style-name="P30"/>
      <text:p text:style-name="P30"/>
      <text:p text:style-name="P33"/>
      <text:p text:style-name="P33"/>
      <text:p text:style-name="P33"/>
      <text:p text:style-name="P33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나눔고딕" svg:font-family="나눔고딕" style:font-pitch="variable"/>
    <style:font-face style:name="나눔고딕코딩" svg:font-family="나눔고딕코딩" style:font-pitch="variable"/>
    <style:font-face style:name="나눔바른고딕" svg:font-family="나눔바른고딕" style:font-pitch="variable"/>
    <style:font-face style:name="은 돋움" svg:font-family="'은 돋움'" style:font-pitch="variable"/>
    <style:font-face style:name="은 디나루" svg:font-family="'은 디나루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6:11:29.891351354</meta:creation-date>
    <dc:date>2017-03-08T17:21:09.367475448</dc:date>
    <meta:editing-duration>PT1H9M29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365" meta:character-count="662" meta:non-whitespace-character-count="555"/>
  </office:meta>
</office:document-meta>
</file>